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 table:number-rows-repeated="16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.00.0000</text:date>, <text:time style:data-style-name="N2" text:time-value="11:40:12.10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03T11:41:51.667000000</dc:date>
    <meta:editing-duration>P1DT23H12M10S</meta:editing-duration>
    <meta:editing-cycles>994</meta:editing-cycles>
    <meta:document-statistic meta:table-count="2" meta:cell-count="1596" meta:object-count="0"/>
  </office:meta>
</office:document-meta>
</file>